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a03f1" officeooo:paragraph-rsid="001a03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班ドキュメント</text:p>
      <text:p text:style-name="P1">１．チームの目標</text:p>
      <text:p text:style-name="P1">四人という他の班より人数が少ないという面を生かし、一人一人の情報共有力を高め、スピーディー且つ効率の良い開発を行う事を目標とします。</text:p>
      <text:p text:style-name="P1"/>
      <text:p text:style-name="P1">２．各個人の役職と目標</text:p>
      <text:p text:style-name="P1">豊住　航暉：プロジェクトリーダー/ドキュメントリーダー</text:p>
      <text:p text:style-name="P1">新井　大己：テクニカルリーダー/テスト補佐</text:p>
      <text:p text:style-name="P1">金澤　浩亮：テストリーダー/テクニカル補佐</text:p>
      <text:p text:style-name="P1">川瀬　有稀：データベースリーダー/ドキュメント補佐</text:p>
      <text:p text:style-name="P1"/>
      <text:p text:style-name="P1">３．作成物概要</text:p>
      <text:p text:style-name="P1">課題：教科書販売システム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6:46:52.612000000</meta:creation-date>
    <dc:date>2022-05-17T17:05:17.748000000</dc:date>
    <meta:editing-duration>PT8M15S</meta:editing-duration>
    <meta:editing-cycles>1</meta:editing-cycles>
    <meta:document-statistic meta:table-count="0" meta:image-count="0" meta:object-count="0" meta:page-count="1" meta:paragraph-count="10" meta:word-count="202" meta:character-count="206" meta:non-whitespace-character-count="202"/>
    <meta:generator>LibreOffice/7.2.5.2$Windows_X86_64 LibreOffice_project/499f9727c189e6ef3471021d6132d4c694f357e5</meta:generator>
  </office:meta>
</office:document-meta>
</file>